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53181"/>
          <table:table-cell office:value-type="float" office:value="2.36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495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46707"/>
          <table:table-cell office:value-type="float" office:value="2.32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739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42661"/>
          <table:table-cell office:value-type="float" office:value="2.24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773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47998"/>
          <table:table-cell office:value-type="float" office:value="2.313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4889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45697"/>
          <table:table-cell office:value-type="float" office:value="2.284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285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61087"/>
          <table:table-cell office:value-type="float" office:value="2.43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423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60044"/>
          <table:table-cell office:value-type="float" office:value="2.418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4752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61069"/>
          <table:table-cell office:value-type="float" office:value="2.43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2604.0"/>
          <table:table-cell office:value-type="float" office:value="379494.0"/>
          <table:table-cell office:value-type="float" office:value="1495243.0"/>
          <table:table-cell office:value-type="float" office:value="2280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64524"/>
          <table:table-cell office:value-type="float" office:value="2.47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2805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5995"/>
          <table:table-cell office:value-type="float" office:value="2.428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705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72649"/>
          <table:table-cell office:value-type="float" office:value="0.63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09.0"/>
          <table:table-cell office:value-type="float" office:value="104962.0"/>
          <table:table-cell office:value-type="float" office:value="407983.0"/>
          <table:table-cell office:value-type="float" office:value="914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783683"/>
          <table:table-cell office:value-type="float" office:value="0.71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64.0"/>
          <table:table-cell office:value-type="float" office:value="104962.0"/>
          <table:table-cell office:value-type="float" office:value="407983.0"/>
          <table:table-cell office:value-type="float" office:value="914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849983"/>
          <table:table-cell office:value-type="float" office:value="0.76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331.0"/>
          <table:table-cell office:value-type="float" office:value="104962.0"/>
          <table:table-cell office:value-type="float" office:value="407983.0"/>
          <table:table-cell office:value-type="float" office:value="927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881007"/>
          <table:table-cell office:value-type="float" office:value="0.78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98.0"/>
          <table:table-cell office:value-type="float" office:value="104962.0"/>
          <table:table-cell office:value-type="float" office:value="407983.0"/>
          <table:table-cell office:value-type="float" office:value="914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846831"/>
          <table:table-cell office:value-type="float" office:value="0.77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242.0"/>
          <table:table-cell office:value-type="float" office:value="104962.0"/>
          <table:table-cell office:value-type="float" office:value="407983.0"/>
          <table:table-cell office:value-type="float" office:value="927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10889"/>
          <table:table-cell office:value-type="float" office:value="1.96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2721.0"/>
          <table:table-cell office:value-type="float" office:value="298074.0"/>
          <table:table-cell office:value-type="float" office:value="1175925.0"/>
          <table:table-cell office:value-type="float" office:value="1868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10482"/>
          <table:table-cell office:value-type="float" office:value="1.96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515.0"/>
          <table:table-cell office:value-type="float" office:value="298074.0"/>
          <table:table-cell office:value-type="float" office:value="1175924.0"/>
          <table:table-cell office:value-type="float" office:value="1868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87694"/>
          <table:table-cell office:value-type="float" office:value="2.73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529.0"/>
          <table:table-cell office:value-type="float" office:value="298074.0"/>
          <table:table-cell office:value-type="float" office:value="1175924.0"/>
          <table:table-cell office:value-type="float" office:value="186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20724"/>
          <table:table-cell office:value-type="float" office:value="2.06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590.0"/>
          <table:table-cell office:value-type="float" office:value="298074.0"/>
          <table:table-cell office:value-type="float" office:value="1175924.0"/>
          <table:table-cell office:value-type="float" office:value="1869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18584"/>
          <table:table-cell office:value-type="float" office:value="2.065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650.0"/>
          <table:table-cell office:value-type="float" office:value="298074.0"/>
          <table:table-cell office:value-type="float" office:value="1175926.0"/>
          <table:table-cell office:value-type="float" office:value="1876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98539"/>
          <table:table-cell office:value-type="float" office:value="0.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45.0"/>
          <table:table-cell office:value-type="float" office:value="32711.0"/>
          <table:table-cell office:value-type="float" office:value="127392.0"/>
          <table:table-cell office:value-type="float" office:value="562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77258"/>
          <table:table-cell office:value-type="float" office:value="0.2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40.0"/>
          <table:table-cell office:value-type="float" office:value="32711.0"/>
          <table:table-cell office:value-type="float" office:value="127392.0"/>
          <table:table-cell office:value-type="float" office:value="452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13609"/>
          <table:table-cell office:value-type="float" office:value="0.24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1.0"/>
          <table:table-cell office:value-type="float" office:value="32711.0"/>
          <table:table-cell office:value-type="float" office:value="127392.0"/>
          <table:table-cell office:value-type="float" office:value="555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59459"/>
          <table:table-cell office:value-type="float" office:value="0.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24.0"/>
          <table:table-cell office:value-type="float" office:value="32711.0"/>
          <table:table-cell office:value-type="float" office:value="127392.0"/>
          <table:table-cell office:value-type="float" office:value="454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91676"/>
          <table:table-cell office:value-type="float" office:value="0.2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29.0"/>
          <table:table-cell office:value-type="float" office:value="32711.0"/>
          <table:table-cell office:value-type="float" office:value="127392.0"/>
          <table:table-cell office:value-type="float" office:value="565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